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917in" fo:margin-left="0.4625in" table:align="left" style:writing-mode="lr-tb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9583in"/>
    </style:style>
    <style:style style:name="Table1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0382in" fo:break-before="page" table:align="left" style:writing-mode="lr-tb"/>
    </style:style>
    <style:style style:name="Table2.A" style:family="table-column">
      <style:table-column-properties style:column-width="1.2215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2.31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1ee6d5"/>
    </style:style>
    <style:style style:name="P4" style:family="paragraph" style:parent-style-name="Table_20_Contents">
      <style:paragraph-properties fo:text-align="start" style:justify-single-word="false"/>
      <style:text-properties style:font-name="JetBrainsMono NF"/>
    </style:style>
    <style:style style:name="P5" style:family="paragraph" style:parent-style-name="Table_20_Contents">
      <style:paragraph-properties fo:text-align="start" style:justify-single-word="false"/>
      <style:text-properties style:font-name="JetBrainsMono NF" officeooo:paragraph-rsid="001ee6d5"/>
    </style:style>
    <style:style style:name="P6" style:family="paragraph" style:parent-style-name="Table_20_Contents">
      <style:paragraph-properties fo:text-align="center" style:justify-single-word="false"/>
      <style:text-properties style:font-name="JetBrainsMono NF" fo:font-style="italic" officeooo:rsid="001ee6d5" officeooo:paragraph-rsid="001ee6d5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JetBrainsMono NF" officeooo:paragraph-rsid="001ee6d5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1ee6d5" officeooo:paragraph-rsid="001ee6d5" style:font-style-asian="italic" style:font-style-complex="italic"/>
    </style:style>
    <style:style style:name="P9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1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11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12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 style:font-weight-asian="bold" style:font-weight-complex="bold"/>
    </style:style>
    <style:style style:name="P17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0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1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2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3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4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5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26" style:family="paragraph" style:parent-style-name="Text_20_body">
      <style:text-properties officeooo:paragraph-rsid="001ee6d5"/>
    </style:style>
    <style:style style:name="P27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weight="bold" officeooo:rsid="001ee6d5" officeooo:paragraph-rsid="001ee6d5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italic" style:text-underline-style="none" style:text-blinking="false" fo:background-color="transparent" loext:char-shading-value="0" style:font-style-asian="italic" style:font-style-complex="italic"/>
    </style:style>
    <style:style style:name="T7" style:family="text">
      <style:text-properties officeooo:rsid="001ee6d5"/>
    </style:style>
    <style:style style:name="T8" style:family="text">
      <style:text-properties style:font-name="Arial" fo:font-size="12pt" fo:font-style="normal" fo:font-weight="bold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1fc02053-7fff-1427-5d91-b098dc027da4"/>МИНИСТЕРСТВО ОБРАЗОВАНИЯ И НАУКИ РФ</text:p>
      <text:p text:style-name="P13">Федеральное государственное автономное</text:p>
      <text:p text:style-name="P13">образовательное учреждение высшего образования</text:p>
      <text:p text:style-name="P13">«Национальный исследовательский университет ИТМО»</text:p>
      <text:p text:style-name="P22"/>
      <text:p text:style-name="P14">Факультет программной инженерии и компьютерной техники</text:p>
      <text:p text:style-name="P23"/>
      <text:p text:style-name="P25"><text:s/></text:p>
      <text:p text:style-name="P15">ЛАБОРАТОРНАЯ РАБОТА №<text:span text:style-name="T7">2.6</text:span></text:p>
      <text:p text:style-name="P16">“Расшифрование криптограммы на основе эллиптических кривых”</text:p>
      <text:p text:style-name="P18">по дисциплине</text:p>
      <text:p text:style-name="P22">“<text:span text:style-name="T7">Информационная безопасность</text:span>”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8">Студент:</text:span></text:p>
      <text:p text:style-name="P19">Алексеев Даниил Иннокентьевич</text:p>
      <text:p text:style-name="P20">Группа P3<text:span text:style-name="T7">4</text:span>302</text:p>
      <text:p text:style-name="P17">Преподаватель:</text:p>
      <text:p text:style-name="P21">Рыбаков Степан Дмитриевич</text:p>
      <text:p text:style-name="P26"/>
      <text:p text:style-name="P9"><text:span text:style-name="T1"><text:line-break/><text:line-break/></text:span><text:span text:style-name="T2">С</text:span><text:span text:style-name="T3">анкт-Петербург<text:line-break/>2023</text:span></text:p>
      <text:p text:style-name="P10"><text:soft-page-break/><text:span text:style-name="T3">Цели работы:</text:span></text:p>
      <text:list text:style-name="L1">
        <text:list-item>
          <text:p text:style-name="P11"><text:span text:style-name="T3">Получить базовые знания об эллиптических кривых</text:span></text:p>
        </text:list-item>
        <text:list-item>
          <text:p text:style-name="P11"><text:span text:style-name="T3">Изучить основные принципы шифрования при помощи механизма эллиптических кривых</text:span></text:p>
        </text:list-item>
        <text:list-item>
          <text:p text:style-name="P11"><text:span text:style-name="T3">Найти открытый текст шифротекста</text:span></text:p>
        </text:list-item>
      </text:list>
      <text:p text:style-name="P10"><text:span text:style-name="T3"/></text:p>
      <text:p text:style-name="P10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<text:span text:style-name="T3">вариант</text:span></text:p>
          </table:table-cell>
          <table:table-cell table:style-name="Table1.A1" office:value-type="string">
            <text:p text:style-name="P27"><text:span text:style-name="T3">секретный ключ </text:span><text:span text:style-name="T4">n</text:span><text:span text:style-name="T6">b</text:span></text:p>
          </table:table-cell>
          <table:table-cell table:style-name="Table1.C1" office:value-type="string">
            <text:p text:style-name="P27"><text:span text:style-name="T3">шифротекст</text:span>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44</text:p>
          </table:table-cell>
          <table:table-cell table:style-name="Table1.C2" office:value-type="string">
            <text:p text:style-name="P5">{(377, 456), (367, 360)};</text:p>
            <text:p text:style-name="P5">{(425, 663), (715, 398)};</text:p>
            <text:p text:style-name="P5">{(188, 93), (279, 353)};</text:p>
            <text:p text:style-name="P5">{(179, 275), (128, 79)};</text:p>
            <text:p text:style-name="P5">{(568, 355), (515, 67)};</text:p>
            <text:p text:style-name="P5">{(568, 355), (482, 230)};</text:p>
            <text:p text:style-name="P5">{(377, 456), (206, 645)};</text:p>
            <text:p text:style-name="P5">{(188, 93), (300, 455)};</text:p>
            <text:p text:style-name="P5">{(489, 468), (362, 446)};</text:p>
            <text:p text:style-name="P5">{(16, 416), (69, 510)};</text:p>
            <text:p text:style-name="P4">{(425, 663), (218, 601)}</text:p>
          </table:table-cell>
        </table:table-row>
      </table:table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P</text:span><text:span text:style-name="T5">m <text:s/></text:span><text:span text:style-name="T3">+ kP</text:span><text:span text:style-name="T5">B</text:span><text:span text:style-name="T3"> – n</text:span><text:span text:style-name="T5"> B </text:span><text:span text:style-name="T3">(kG) = P</text:span><text:span text:style-name="T5">m</text:span><text:span text:style-name="T3"> + k(n</text:span><text:span text:style-name="T5">B</text:span><text:span text:style-name="T3">G) – n</text:span><text:span text:style-name="T5">B </text:span><text:span text:style-name="T3">(kG)</text:span></text:p>
      <text:p text:style-name="P10"><text:span text:style-name="T3"/></text:p>
      <text:p text:style-name="P10"><text:span text:style-name="T3">= (301, 734) – 45 ⋅ (56, 419) = (301,734) + (175, 559) = (66, 552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№ символа</text:p>
          </table:table-cell>
          <table:table-cell table:style-name="Table2.A1" office:value-type="string">
            <text:p text:style-name="P6">kG</text:p>
          </table:table-cell>
          <table:table-cell table:style-name="Table2.C1" office:value-type="string">
            <text:p text:style-name="P8">P<text:span text:style-name="T9">m</text:span><text:span text:style-name="T10">+kP</text:span><text:span text:style-name="T9">B</text:span>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7">(377, 456)</text:p>
          </table:table-cell>
          <table:table-cell table:style-name="Table2.C2" office:value-type="string">
            <text:p text:style-name="P7">(367, 360)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7">(425, 663)</text:p>
          </table:table-cell>
          <table:table-cell table:style-name="Table2.C2" office:value-type="string">
            <text:p text:style-name="P7">(715, 398)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7">(188, 93)</text:p>
          </table:table-cell>
          <table:table-cell table:style-name="Table2.C2" office:value-type="string">
            <text:p text:style-name="P7">(279, 353)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7">(179, 275)</text:p>
          </table:table-cell>
          <table:table-cell table:style-name="Table2.C2" office:value-type="string">
            <text:p text:style-name="P7">(128, 79)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7">(568, 355)</text:p>
          </table:table-cell>
          <table:table-cell table:style-name="Table2.C2" office:value-type="string">
            <text:p text:style-name="P7">(515, 67)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7"><text:span text:style-name="T7">(</text:span>568, 355)</text:p>
          </table:table-cell>
          <table:table-cell table:style-name="Table2.C2" office:value-type="string">
            <text:p text:style-name="P7">(482, 230)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7">(377, 456)</text:p>
          </table:table-cell>
          <table:table-cell table:style-name="Table2.C2" office:value-type="string">
            <text:p text:style-name="P7">(206, 645)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7">(188, 93)</text:p>
          </table:table-cell>
          <table:table-cell table:style-name="Table2.C2" office:value-type="string">
            <text:p text:style-name="P7">(300, 455)</text:p>
          </table:table-cell>
        </table:table-row>
        <table:table-row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7">(489, 468)</text:p>
          </table:table-cell>
          <table:table-cell table:style-name="Table2.C2" office:value-type="string">
            <text:p text:style-name="P7">(362, 446)</text:p>
          </table:table-cell>
        </table:table-row>
        <table:table-row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7">(16, 416)</text:p>
          </table:table-cell>
          <table:table-cell table:style-name="Table2.C2" office:value-type="string">
            <text:p text:style-name="P7">(69, 510)</text:p>
          </table:table-cell>
        </table:table-row>
        <table:table-row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7">(425, 663)</text:p>
          </table:table-cell>
          <table:table-cell table:style-name="Table2.C2" office:value-type="string">
            <text:p text:style-name="P7">(218, 601)</text:p>
          </table:table-cell>
        </table:table-row>
      </table:table>
      <text:p text:style-name="P10"><text:span text:style-name="T3"/></text:p>
      <text:p text:style-name="P10"><text:span text:style-name="T3">G = (0,1) – открытый ключ; точка на эллиптической кривой.</text:span></text:p>
      <text:p text:style-name="P10"><text:span text:style-name="T3"/></text:p>
      <text:p text:style-name="P10"><text:span text:style-name="T3">Найдем число </text:span><text:span text:style-name="T4">k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/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09-18T00:02:46.642544308</dc:date>
    <meta:editing-duration>PT3H26M44S</meta:editing-duration>
    <meta:editing-cycles>1</meta:editing-cycles>
    <meta:document-statistic meta:table-count="3" meta:image-count="0" meta:object-count="0" meta:page-count="3" meta:paragraph-count="76" meta:word-count="220" meta:character-count="1362" meta:non-whitespace-character-count="1212"/>
    <meta:generator>LibreOffice/7.6.1.2$Linux_X86_64 LibreOffice_project/60$Build-2</meta:generator>
  </office:meta>
</office:document-meta>
</file>